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985*"/>
    </style:style>
    <style:style style:name="Tabela2.B" style:family="table-column">
      <style:table-column-properties style:column-width="1.058cm" style:rel-column-width="600*"/>
    </style:style>
    <style:style style:name="Tabela2.C" style:family="table-column">
      <style:table-column-properties style:column-width="1.217cm" style:rel-column-width="690*"/>
    </style:style>
    <style:style style:name="Tabela2.D" style:family="table-column">
      <style:table-column-properties style:column-width="1.111cm" style:rel-column-width="630*"/>
    </style:style>
    <style:style style:name="Tabela2.E" style:family="table-column">
      <style:table-column-properties style:column-width="1.376cm" style:rel-column-width="780*"/>
    </style:style>
    <style:style style:name="Tabela2.F" style:family="table-column">
      <style:table-column-properties style:column-width="1.852cm" style:rel-column-width="1050*"/>
    </style:style>
    <style:style style:name="Tabela2.G" style:family="table-column">
      <style:table-column-properties style:column-width="1.667cm" style:rel-column-width="945*"/>
    </style:style>
    <style:style style:name="Tabela2.H" style:family="table-column">
      <style:table-column-properties style:column-width="1.931cm" style:rel-column-width="1095*"/>
    </style:style>
    <style:style style:name="Tabela2.1" style:family="table-row">
      <style:table-row-properties style:min-row-height="0.873cm"/>
    </style:style>
    <style:style style:name="Tabela2.A1" style:family="table-cell" style:data-style-name="N10100">
      <style:table-cell-properties fo:background-color="#e6e6ff" fo:padding="0cm" fo:border="none" style:writing-mode="tb-rl">
        <style:background-image/>
      </style:table-cell-properties>
    </style:style>
    <style:style style:name="Tabela2.B1" style:family="table-cell" style:data-style-name="N10100">
      <style:table-cell-properties fo:background-color="#e6e6ff" fo:padding="0cm" fo:border="none">
        <style:background-image/>
      </style:table-cell-properties>
    </style:style>
    <style:style style:name="Tabela2.H1" style:family="table-cell" style:data-style-name="N10100">
      <style:table-cell-properties fo:background-color="#e6e6ff" fo:padding="0cm" fo:border-left="none" fo:border-right="0.002cm solid #800000" fo:border-top="none" fo:border-bottom="none">
        <style:background-image/>
      </style:table-cell-properties>
    </style:style>
    <style:style style:name="Tabela2.B2" style:family="table-cell">
      <style:table-cell-properties fo:background-color="#ffffff" fo:padding="0cm" fo:border="none">
        <style:background-image/>
      </style:table-cell-properties>
    </style:style>
    <style:style style:name="Tabela2.H2" style:family="table-cell">
      <style:table-cell-properties fo:background-color="#ffffff" fo:padding="0cm" fo:border-left="none" fo:border-right="0.002cm solid #800000" fo:border-top="none" fo:border-bottom="none">
        <style:background-image/>
      </style:table-cell-properties>
    </style:style>
    <style:style style:name="Tabela2.D3" style:family="table-cell" style:data-style-name="N10000">
      <style:table-cell-properties fo:background-color="#ffffff" fo:padding="0cm" fo:border="none">
        <style:background-image/>
      </style:table-cell-properties>
    </style:style>
    <style:style style:name="Tabela2.H3" style:family="table-cell" style:data-style-name="N10000">
      <style:table-cell-properties fo:background-color="#ffffff" fo:padding="0cm" fo:border-left="none" fo:border-right="0.002cm solid #800000" fo:border-top="none" fo:border-bottom="none">
        <style:background-image/>
      </style:table-cell-properties>
    </style:style>
    <style:style style:name="Tabela2.A7" style:family="table-cell" style:data-style-name="N10100">
      <style:table-cell-properties fo:background-color="#e6e6ff" fo:padding="0cm" fo:border-left="none" fo:border-right="none" fo:border-top="none" fo:border-bottom="0.002cm solid #800000">
        <style:background-image/>
      </style:table-cell-properties>
    </style:style>
    <style:style style:name="Tabela2.B7" style:family="table-cell" style:data-style-name="N10000">
      <style:table-cell-properties fo:background-color="#ffffff" fo:padding="0cm" fo:border-left="none" fo:border-right="none" fo:border-top="none" fo:border-bottom="0.002cm solid #800000">
        <style:background-image/>
      </style:table-cell-properties>
    </style:style>
    <style:style style:name="Tabela2.E7" style:family="table-cell">
      <style:table-cell-properties fo:background-color="#ffffff" fo:padding="0cm" fo:border-left="none" fo:border-right="none" fo:border-top="none" fo:border-bottom="0.002cm solid #800000">
        <style:background-image/>
      </style:table-cell-properties>
    </style:style>
    <style:style style:name="Tabela2.H7" style:family="table-cell">
      <style:table-cell-properties fo:background-color="#ffffff" fo:padding="0cm" fo:border-left="none" fo:border-right="0.002cm solid #800000" fo:border-top="none" fo:border-bottom="0.002cm solid #800000">
        <style:background-image/>
      </style:table-cell-propertie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Contents_20_1">
      <style:paragraph-properties>
        <style:tab-stops>
          <style:tab-stop style:position="15.501cm" style:type="right" style:leader-style="dotted" style:leader-text="."/>
        </style:tab-stops>
      </style:paragraph-properties>
    </style:style>
    <style:style style:name="P7" style:family="paragraph" style:parent-style-name="Parágrafo_20_1">
      <style:paragraph-properties fo:break-before="page"/>
    </style:style>
    <style:style style:name="P8" style:family="paragraph" style:parent-style-name="Parágrafo_20_1">
      <style:text-properties fo:font-style="italic" style:font-style-asian="italic" style:font-style-complex="italic"/>
    </style:style>
    <style:style style:name="P9" style:family="paragraph" style:parent-style-name="Text_20_body">
      <style:paragraph-properties fo:margin-left="0cm" fo:margin-right="0cm" fo:margin-top="0cm" fo:margin-bottom="0.499cm" fo:text-indent="0cm" style:auto-text-indent="false"/>
      <style:text-properties style:font-name="Times" fo:font-size="12pt"/>
    </style:style>
    <style:style style:name="P10"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1"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2" style:family="paragraph" style:parent-style-name="Heading_20_1">
      <style:paragraph-properties>
        <style:tab-stops>
          <style:tab-stop style:position="0.499cm"/>
        </style:tab-stops>
      </style:paragraph-properties>
    </style:style>
    <style:style style:name="P13" style:family="paragraph" style:parent-style-name="Heading_20_1" style:master-page-name="Converter_20_1">
      <style:paragraph-properties style:page-number="3">
        <style:tab-stops>
          <style:tab-stop style:position="0.499cm"/>
        </style:tab-stops>
      </style:paragraph-properties>
    </style:style>
    <style:style style:name="P14" style:family="paragraph" style:parent-style-name="Heading_20_1">
      <style:paragraph-properties fo:break-before="page">
        <style:tab-stops>
          <style:tab-stop style:position="0.499cm"/>
        </style:tab-stops>
      </style:paragraph-properties>
    </style:style>
    <style:style style:name="P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arágrafo_20_1" style:list-style-name="L1"/>
    <style:style style:name="P23" style:family="paragraph" style:parent-style-name="Parágrafo_20_1" style:list-style-name="L3">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color="#000000"/>
    </style:style>
    <style:style style:name="T8" style:family="text">
      <style:text-properties style:text-underline-style="none"/>
    </style:style>
    <style:style style:name="T9" style:family="text">
      <style:text-properties style:text-outline="false"/>
    </style:style>
    <style:style style:name="T10" style:family="text">
      <style:text-properties style:text-line-through-style="none"/>
    </style:style>
    <style:style style:name="T11" style:family="text">
      <style:text-properties style:font-name="Thorndale"/>
    </style:style>
    <style:style style:name="T12" style:family="text">
      <style:text-properties fo:font-size="12pt"/>
    </style:style>
    <style:style style:name="T13" style:family="text">
      <style:text-properties fo:text-shadow="none"/>
    </style:style>
    <style:style style:name="T14" style:family="text">
      <style:text-properties fo:font-weight="bold"/>
    </style:style>
    <style:style style:name="T15" style:family="text">
      <style:text-properties style:font-size-asian="12pt"/>
    </style:style>
    <style:style style:name="T16" style:family="text">
      <style:text-properties style:font-style-asian="normal"/>
    </style:style>
    <style:style style:name="T17" style:family="text">
      <style:text-properties style:font-weight-asian="bold"/>
    </style:style>
    <style:style style:name="T18" style:family="text">
      <style:text-properties style:font-size-complex="12pt"/>
    </style:style>
    <style:style style:name="T19" style:family="text">
      <style:text-properties style:font-style-complex="normal"/>
    </style:style>
    <style:style style:name="T20" style:family="text">
      <style:text-properties style:font-weight-complex="bold"/>
    </style:style>
    <style:style style:name="T21" style:family="text">
      <style:text-properties style:text-overline-style="none" style:text-overline-color="font-color"/>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10000" number:language="pt" number:country="BR">
      <number:number number:min-integer-digits="1"/>
    </number:number-style>
    <number:text-style style:name="N10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2<text:bookmark-end text:name="WWSetBkmk1"/>012</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banco de dados não relacionais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table-of-content text:style-name="Sect2" text:protected="true" text:name="Sumário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1. <text:s/>RESUMO<text:tab/>3</text:p>
          <text:p text:style-name="P6">2. <text:s/>INTRODUÇÃO<text:tab/>4</text:p>
          <text:p text:style-name="P6">3. <text:s/>JUSTIFICATIVA<text:tab/>5</text:p>
          <text:p text:style-name="P6">4. <text:s/>APRESENTAÇÃO E DELIMITAÇÃO DO OBJETO DE PESQUISA<text:tab/>6</text:p>
          <text:p text:style-name="P6">5. <text:s/>DEFINIÇÃO DO PROBLEMA DE PESQUISA<text:tab/>7</text:p>
          <text:p text:style-name="P6">6. <text:s/>OBJETIVO GERAL<text:tab/>8</text:p>
          <text:p text:style-name="P6">7. <text:s/>OBJETIVOS ESPECÍFICOS<text:tab/>9</text:p>
          <text:p text:style-name="P6">8. <text:s/>METODOLOGIA<text:tab/>10</text:p>
          <text:p text:style-name="P6">9. <text:s/>ÍNDICE HIPOTÉTICO<text:tab/>11</text:p>
          <text:p text:style-name="P6">10. <text:s/>CRONOGRAMA<text:tab/>12</text:p>
          <text:p text:style-name="P6">11. <text:s/>REFERÊNCIAS<text:tab/>13</text:p>
        </text:index-body>
      </text:table-of-content>
      <text:section text:style-name="Sect3" text:name="Seção3">
        <text:p text:style-name="Standard"/>
      </text:section>
      <text:h text:style-name="P13" text:outline-level="1">RESUMO</text:h>
      <text:p text:style-name="Parágrafo_20_1">Com o crescimento da Web 2.0, podemos observar uma quantidade cada vez maior de dados circulando pela internet. Comparados com os sistemas presentes na Web no inicio da década passada, as redes sociais, mecanismos de busca, portais de notícia, entre outros serviços web da atualidade, possuem um volume de trafego e armazenamento de dados enorme. As grandes bases de dados desses sistemas são conhecidas como Big Data<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 O objetivo desse trabalho é analisar essas soluções. <text:s/></text:p>
      <text:p text:style-name="Parágrafo_20_1">Serão analisados dados a respeito das olimpíadas de Londres 2012 provenientes do Twitter, que é a ferramenta de micro blogs mais utilizada na atualidade<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 coletando esses dados a partir das publicações dos usuários do serviço.</text:p>
      <text:h text:style-name="P14"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 </text:p>
      <text:p text:style-name="Parágrafo_20_1">Uma das soluções encontradas foi o modelo de programação chamado MapReduce, desenvolvido pela Google. Baseado no MapReduce a Google otimizou o processamento de dados em vários de seus serviços chegando a processar mais de 20 petabytes de dados por dia<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text:span text:style-name="T1">(Dean &amp; Ghemawat 2008)</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 A implementação do MapReduce da Google é proprietária e fechada, porém com base na publicação de Jeffrey Dean e Sanjay Ghemawat sobre o modelo<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 <text:s/>outras implementações do MapReduce foram surgindo. </text:p>
      <text:p text:style-name="Parágrafo_20_1">A mais difundida delas é o Hadoop, que foi desenvolvido em 2004 por Doug Cutting e recebeu apoio de empresas como Yahoo!, e também <text:s/>da comunidade acadêmica. Desde janeiro de 2008 o Hadoop é mantido pela Apache Software Foudation. Outro importante projeto mantido pela Apache é o Hbase que é um banco de dados não relacional distribuído, baseado no Hadoop<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p>
      <text:p text:style-name="Parágrafo_20_1"/>
      <text:h text:style-name="P11" text:outline-level="1"/>
      <text:h text:style-name="P14" text:outline-level="1">JUSTIFICATIVA</text:h>
      <text:p text:style-name="Parágrafo_20_1">Este trabalho visa estudar a implementação de forma distribuída do conjunto Hadoop/Hbase para análise estatística de dados coletados do Twitter. Assim busca-se facilitar futuras pesquisas que necessitem utilizar essa mesma arquitetura para processamento de dados.</text:p>
      <text:p text:style-name="Parágrafo_20_1"/>
      <text:h text:style-name="P14" text:outline-level="1">APRESENTAÇÃO E DELIMITAÇÃO DO OBJETO DE PESQUISA</text:h>
      <text:p text:style-name="Parágrafo_20_1">O objeto de pesquisa desse trabalho é o uso do Hadoop e do Hbase para ana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7"/>
      <text:h text:style-name="P12" text:outline-level="1">DEFINIÇÃO DO PROBLEMA DE PESQUISA</text:h>
      <text:p text:style-name="Parágrafo_20_1">Como implementar de forma distribuída o conjunto Hadoop/Hbase para análise estatística de dados coletados do Twitter.</text:p>
      <text:h text:style-name="P14" text:outline-level="1">OBJETIVO GERAL</text:h>
      <text:p text:style-name="Parágrafo_20_1">Propor uma arquitetura para lidar com aplicações que utilizem Big Data (aquisição, processamento, análise e visualização dos dados). Os dados serão provenientes dos comentários feitos no Twitter a respeito das olimpíadas de Londres, e serão coletados utilizando a API disponibilizada pelo serviço de micro blogs</text:p>
      <text:p text:style-name="Parágrafo_20_1"/>
      <text:h text:style-name="P14" text:outline-level="1">OBJETIVOS ESPECÍFICOS</text:h>
      <text:list xml:id="list1482258446" text:style-name="L1">
        <text:list-item>
          <text:p text:style-name="P22">Estudar a implantação e configuração do Hadoop e do Hbase.</text:p>
        </text:list-item>
        <text:list-item>
          <text:p text:style-name="P22">Utilizar a API do Twitter para criar um sistema de coleta de dados.</text:p>
        </text:list-item>
        <text:list-item>
          <text:p text:style-name="P22">Implementar uma infraestrutura distribuída para armazenar os dados coletados.</text:p>
        </text:list-item>
        <text:list-item>
          <text:p text:style-name="P22">Processamento e análise estatística dos dados obtidos.</text:p>
        </text:list-item>
      </text:list>
      <text:h text:style-name="P14" text:outline-level="1">METODOLOGIA</text:h>
      <text:p text:style-name="Heading_20_2">8.1 MapReduce, Hadoop e Hbase</text:p>
      <text:p text:style-name="Parágrafo_20_1">MapReduce é um modelo desenvolvido pela Google para processamento distribuído de grandes quantidades de dados. Ele permite que todo o trabalho seja feito a partir de duas funções básicas definidas pelo usuário (<text:span text:style-name="T4">map </text:span><text:span text:style-name="T6">e</text:span><text:span text:style-name="T4"> reduce</text:span><text:span text:style-name="T6">), e se encarrega de abstrair toda parte de paralelização, balanceamento de carga e tolerância a falhas</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6">⁠.</text:span></text:p>
      <text:p text:style-name="P8">Map <text:span text:style-name="T6">é responsável por gerar uma serie intermediária de pares chave/valor a partir de uma entrada. </text:span>Reduce <text:span text:style-name="T6">é responsável por juntar todos os valores intermediários associados a uma mesma chave intermediaria gerando a solução final</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6">⁠.</text:span></text:p>
      <text:p text:style-name="P8"><text:span text:style-name="T6">A implementação desse modelo criada pela Google é proprietária, e seu código não está disponível ao público. Porém, existem implementações </text:span>opensource<text:span text:style-name="T6"> do MapReduce, a mais popular delas é o Hadoop, um projeto mantido pela Apache Software Foudation</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6">⁠. </text:span></text:p>
      <text:p text:style-name="P8"><text:span text:style-name="T6">Tanto MapReduce quanto Hadoop são compostos por duas camadas: uma de armazenamento de dados e uma de processamento de dados. No MapReduce, a camada de armazenamento se chama GFS (Google File System) e no Hadoop HDFS (Hadoop Distributed File System)</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6">⁠.</text:span></text:p>
      <text:p text:style-name="Parágrafo_20_1"><text:span text:style-name="T6">Baseado no projeto Hadoop, foi criado o SGBD não relacional Hbase, classificado como um banco de dados orientado a família de colunas</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6">⁠. Hbase também é mantido pela Apache</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6">⁠. </text:span></text:p>
      <text:p text:style-name="Heading_20_2">8.2 Instalação e configuração d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text:soft-page-break/>operações antes possíveis apenas com máquinas robustas e com custo elevado. De acordo com Jeffrey Dean, cada cluster dos data centers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text:span text:style-name="T1">(Dean &amp; Ghemawat 2008)</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instância do Hadoop e do Hbase, possibilitando o processamento distribuído dos dados.</text:p>
      <text:p text:style-name="Heading_20_2">8.3 Coleta de dados do twitter</text:p>
      <text:p text:style-name="Parágrafo_20_1">O Twitter, serviço de micro blogs lançado em 2006, é o mais utilizado da atualidade<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Zago 2009)<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text:span text:style-name="T1">⁠</text:span>. O serviço é usado para os mais variados fins, como por exemplo falar dos acontecimentos rotineiros ou sobre o que as pessoas estão fazendo, diálogos e comentários, compartilhamento de informações(geralmente via links externos), divulgação de notícias, entre outros<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span text:style-name="T1">(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p>
      <text:p text:style-name="Parágrafo_20_1"><text:s/>O Twitter disponibiliza uma API (dev.twitter.com) para que outros aplicativos possam gerenciar as contas dos usuários, e fornece nessa API todas as funcionalidades existentes na sua interface Web (<text:span text:style-name="T7">www.twitter.com</text:span>). Uma das funcionalidades da API é um mecanismo de pesquisa, onde se pode procurar em tempo real, postagens contenham os termos indicados em uma busca <text:reference-mark-start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text:span text:style-name="T1">(Twitter Inc. 2012)</text:span><text:reference-mark-end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text:soft-page-break/>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14" text:outline-level="1">ÍNDICE HIPOTÉTICO</text:h>
      <text:list xml:id="list667427178" text:style-name="L3">
        <text:list-item>
          <text:p text:style-name="P23">Introdução</text:p>
        </text:list-item>
        <text:list-item>
          <text:p text:style-name="P23">Referencial teórico</text:p>
          <text:list>
            <text:list-item>
              <text:p text:style-name="P23">Big data</text:p>
              <text:list>
                <text:list-item>
                  <text:p text:style-name="P23">Web 2.0</text:p>
                </text:list-item>
                <text:list-item>
                  <text:p text:style-name="P23">Bancos de dados relacionais e não relacionais</text:p>
                  <text:list>
                    <text:list-item>
                      <text:p text:style-name="P23">Bancos de dados relacionais</text:p>
                    </text:list-item>
                    <text:list-item>
                      <text:p text:style-name="P23">NoSQL</text:p>
                    </text:list-item>
                    <text:list-item>
                      <text:p text:style-name="P23">Relacional X NoSQL</text:p>
                    </text:list-item>
                  </text:list>
                </text:list-item>
                <text:list-item>
                  <text:p text:style-name="P23">Análise de dados em Big Data</text:p>
                  <text:list>
                    <text:list-item>
                      <text:p text:style-name="P23">Ferramentas de análise</text:p>
                    </text:list-item>
                  </text:list>
                </text:list-item>
              </text:list>
            </text:list-item>
            <text:list-item>
              <text:p text:style-name="P23">Coleta/aquisição de Big Data</text:p>
              <text:list>
                <text:list-item>
                  <text:p text:style-name="P23">Twitter</text:p>
                </text:list-item>
                <text:list-item>
                  <text:p text:style-name="P23">API Twitter</text:p>
                </text:list-item>
              </text:list>
            </text:list-item>
            <text:list-item>
              <text:p text:style-name="P23">MapReduce</text:p>
              <text:list>
                <text:list-item>
                  <text:p text:style-name="P23">GFS</text:p>
                </text:list-item>
                <text:list-item>
                  <text:p text:style-name="P23">BigTable</text:p>
                </text:list-item>
              </text:list>
            </text:list-item>
            <text:list-item>
              <text:p text:style-name="P23">Hadoop</text:p>
              <text:list>
                <text:list-item>
                  <text:p text:style-name="P23">HDFS</text:p>
                </text:list-item>
                <text:list-item>
                  <text:p text:style-name="P23">MapReduce no Hadoop</text:p>
                </text:list-item>
                <text:list-item>
                  <text:p text:style-name="P23">Hbase</text:p>
                </text:list-item>
              </text:list>
            </text:list-item>
          </text:list>
        </text:list-item>
        <text:list-item>
          <text:p text:style-name="P23">Metodologia</text:p>
          <text:list>
            <text:list-item>
              <text:p text:style-name="P23">Configuração e instalação Hadoop/Hbase</text:p>
            </text:list-item>
            <text:list-item>
              <text:p text:style-name="P23">Ferramenta para coleta de dados</text:p>
              <text:list>
                <text:list-item>
                  <text:p text:style-name="P23">API Twitter</text:p>
                </text:list-item>
                <text:list-item>
                  <text:p text:style-name="P23">Script de coleta de dados</text:p>
                </text:list-item>
                <text:list-item>
                  <text:p text:style-name="P23">Limitações da API</text:p>
                </text:list-item>
                <text:list-item>
                  <text:p text:style-name="P23">Resolvendo as limitações</text:p>
                </text:list-item>
              </text:list>
            </text:list-item>
            <text:list-item>
              <text:p text:style-name="P23">Análise dos dados</text:p>
            </text:list-item>
          </text:list>
        </text:list-item>
        <text:list-item>
          <text:p text:style-name="P23">Resultados</text:p>
        </text:list-item>
        <text:list-item>
          <text:p text:style-name="P23">Conclusões e trabalhos futuros</text:p>
        </text:list-item>
      </text:list>
      <text:h text:style-name="P14"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15">Maio</text:p>
          </table:table-cell>
          <table:table-cell table:style-name="Tabela2.B1" office:value-type="float" office:value="0">
            <text:p text:style-name="P15">Junho</text:p>
          </table:table-cell>
          <table:table-cell table:style-name="Tabela2.B1" office:value-type="float" office:value="0">
            <text:p text:style-name="P15">Julho</text:p>
          </table:table-cell>
          <table:table-cell table:style-name="Tabela2.B1" office:value-type="float" office:value="0">
            <text:p text:style-name="P15">Agosto</text:p>
          </table:table-cell>
          <table:table-cell table:style-name="Tabela2.B1" office:value-type="float" office:value="0">
            <text:p text:style-name="P15">Setembro</text:p>
          </table:table-cell>
          <table:table-cell table:style-name="Tabela2.B1" office:value-type="float" office:value="0">
            <text:p text:style-name="P15">Outubro</text:p>
          </table:table-cell>
          <table:table-cell table:style-name="Tabela2.H1" office:value-type="float" office:value="0">
            <text:p text:style-name="P15">Novembro</text:p>
          </table:table-cell>
        </table:table-row>
        <table:table-row>
          <table:table-cell table:style-name="Tabela2.B1" office:value-type="float" office:value="0">
            <text:p text:style-name="P21">Pesquisa bibliográfica</text:p>
          </table:table-cell>
          <table:table-cell table:style-name="Tabela2.B2" office:value-type="string">
            <text:p text:style-name="P18">*</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H2" office:value-type="string">
            <text:p text:style-name="P17">*</text:p>
          </table:table-cell>
        </table:table-row>
        <table:table-row>
          <table:table-cell table:style-name="Tabela2.B1" office:value-type="float" office:value="0">
            <text:p text:style-name="P20">Implementação e teste do script de coleta de dados</text:p>
          </table:table-cell>
          <table:table-cell table:style-name="Tabela2.B2" office:value-type="string">
            <text:p text:style-name="P17">*</text:p>
          </table:table-cell>
          <table:table-cell table:style-name="Tabela2.B2" office:value-type="string">
            <text:p text:style-name="P17">*</text:p>
          </table:table-cell>
          <table:table-cell table:style-name="Tabela2.D3">
            <text:p text:style-name="P17"/>
          </table:table-cell>
          <table:table-cell table:style-name="Tabela2.D3">
            <text:p text:style-name="P17"/>
          </table:table-cell>
          <table:table-cell table:style-name="Tabela2.D3">
            <text:p text:style-name="P17"/>
          </table:table-cell>
          <table:table-cell table:style-name="Tabela2.D3">
            <text:p text:style-name="P17"/>
          </table:table-cell>
          <table:table-cell table:style-name="Tabela2.H3">
            <text:p text:style-name="P17"/>
          </table:table-cell>
        </table:table-row>
        <table:table-row>
          <table:table-cell table:style-name="Tabela2.B1" office:value-type="float" office:value="0">
            <text:p text:style-name="P20">Instalação e configuração do ambiente de coleta e análise dos dados</text:p>
          </table:table-cell>
          <table:table-cell table:style-name="Tabela2.D3">
            <text:p text:style-name="P17"/>
          </table:table-cell>
          <table:table-cell table:style-name="Tabela2.B2" office:value-type="string">
            <text:p text:style-name="P17">*</text:p>
          </table:table-cell>
          <table:table-cell table:style-name="Tabela2.D3">
            <text:p text:style-name="P17"/>
          </table:table-cell>
          <table:table-cell table:style-name="Tabela2.D3">
            <text:p text:style-name="P17"/>
          </table:table-cell>
          <table:table-cell table:style-name="Tabela2.D3">
            <text:p text:style-name="P17"/>
          </table:table-cell>
          <table:table-cell table:style-name="Tabela2.D3">
            <text:p text:style-name="P17"/>
          </table:table-cell>
          <table:table-cell table:style-name="Tabela2.H3">
            <text:p text:style-name="P17"/>
          </table:table-cell>
        </table:table-row>
        <table:table-row>
          <table:table-cell table:style-name="Tabela2.B1" office:value-type="float" office:value="0">
            <text:p text:style-name="P19">Coleta de dados</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D3">
            <text:p text:style-name="P17"/>
          </table:table-cell>
          <table:table-cell table:style-name="Tabela2.H3">
            <text:p text:style-name="P17"/>
          </table:table-cell>
        </table:table-row>
        <table:table-row>
          <table:table-cell table:style-name="Tabela2.B1" office:value-type="float" office:value="0">
            <text:p text:style-name="P19">Análise estatística dos dados</text:p>
          </table:table-cell>
          <table:table-cell table:style-name="Tabela2.D3">
            <text:p text:style-name="P17"/>
          </table:table-cell>
          <table:table-cell table:style-name="Tabela2.D3">
            <text:p text:style-name="P17"/>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B2" office:value-type="string">
            <text:p text:style-name="P17">*</text:p>
          </table:table-cell>
          <table:table-cell table:style-name="Tabela2.H3">
            <text:p text:style-name="P17"/>
          </table:table-cell>
        </table:table-row>
        <table:table-row>
          <table:table-cell table:style-name="Tabela2.A7" office:value-type="float" office:value="0">
            <text:p text:style-name="P19">Escrever texto final</text:p>
          </table:table-cell>
          <table:table-cell table:style-name="Tabela2.B7">
            <text:p text:style-name="P17"/>
          </table:table-cell>
          <table:table-cell table:style-name="Tabela2.B7">
            <text:p text:style-name="P17"/>
          </table:table-cell>
          <table:table-cell table:style-name="Tabela2.B7">
            <text:p text:style-name="P17"/>
          </table:table-cell>
          <table:table-cell table:style-name="Tabela2.E7" office:value-type="string">
            <text:p text:style-name="P17">*</text:p>
          </table:table-cell>
          <table:table-cell table:style-name="Tabela2.E7" office:value-type="string">
            <text:p text:style-name="P17">*</text:p>
          </table:table-cell>
          <table:table-cell table:style-name="Tabela2.E7" office:value-type="string">
            <text:p text:style-name="P17">*</text:p>
          </table:table-cell>
          <table:table-cell table:style-name="Tabela2.H7" office:value-type="string">
            <text:p text:style-name="P17">*</text:p>
          </table:table-cell>
        </table:table-row>
      </table:table>
      <text:p text:style-name="Parágrafo_20_1"/>
      <text:h text:style-name="P14" text:outline-level="1">REFERÊNCIAS</text:h>
      <text:section text:style-name="Sect2" text:name="ADDIN Mendeley Bibliography CSL_BIBLIOGRAPHY  RNDVCuNdj9Ci7">
        <text:section text:style-name="Sect2" text:name="ADDIN Mendeley Bibliography CSL_BIBLIOGRAPHY  RNDbuAzXt8kcF">
          <text:p text:style-name="P10">Brito, R.W., 2010. Bancos de Dados NoSQL x SGBDs Relacionais:Análise Comparativa.</text:p>
          <text:p text:style-name="P10">Dean, J. &amp; Ghemawat, S., 2008. MapReduce. <text:span text:style-name="T3">Communications of the ACM</text:span>, 51(1), p.107.</text:p>
          <text:p text:style-name="P10">Dean, J. &amp; Ghemawat, S., 2004. MapReduce: Simplified data processing on large clusters. <text:span text:style-name="T3">OSDI ’04: 6th Symposium on Operating Systems Design and Implementation</text:span>, pp.137-149.</text:p>
          <text:p text:style-name="P10">De Diana, M. &amp; Gerosa, M.A., 2010. NoSQL na Web 2.0: Um Estudo Comparativo de Bancos Não Relacionais para Armazenamento de Dados na Web 2.0. In <text:span text:style-name="T3">Workshop de Teses e Dissertações de Bancos de Dados do Simpósio Brasileiro de Bancos de Dados WTDBD2010</text:span>.</text:p>
          <text:p text:style-name="P10">Java, A., Song, X. &amp; Finin, T., 2007. Why we twitter: understanding microblogging usage and communities. <text:span text:style-name="T3">Proceedings of the 9th WebKDD and</text:span>.</text:p>
          <text:p text:style-name="P10">Lee, K.-ha et al., 2011. Parallel Data Processing with MapReduce : A Survey. <text:span text:style-name="T3">Architecture</text:span>, 40(4), pp.11-20.</text:p>
          <text:p text:style-name="P10">Lin, J. &amp; Dyer, C., 2010. Data-Intensive Text Processing with MapReduce G. Hirst, ed. <text:span text:style-name="T3">Synthesis Lectures on Human Language Technologies</text:span>, 3(1), pp.1-177.</text:p>
          <text:p text:style-name="P10">Taylor, R.C., 2010. An overview of the Hadoop/MapReduce/HBase framework and its current applications in bioinformatics. <text:span text:style-name="T3">BMC Bioinformatics</text:span>, 11(Suppl 12), p.S1.</text:p>
          <text:p text:style-name="P10">Twitter Inc., Documentação API Twitter. Available at: http://dev.twitter.com [Accessed April 18, 2012].</text:p>
          <text:p text:style-name="P10">Varley, I., Aziz, A. &amp; Aziz, C., 2009. No Relation: The Mixed Blessings of Non-Relational Databases.</text:p>
          <text:p text:style-name="P10">White, T., 2010. <text:span text:style-name="T3">Hadoop: The definitive guide</text:span> 2nd Edition,</text:p>
          <text:p text:style-name="P10"><text:soft-page-break/>Zago, G., 2009. O Twitter como suporte para produção e difusão de conteúdos jornalísticos. <text:span text:style-name="T3">Ciberlegenda</text:span>, (6), pp.1-16.</text:p>
          <text:p text:style-name="P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5-21T23:53:26</dc:date>
    <meta:print-date>2003-06-14T16:43:00</meta:print-date>
    <meta:editing-cycles>10</meta:editing-cycles>
    <meta:editing-duration>PT586H37M52S</meta:editing-duration>
    <meta:generator>OpenOffice.org/3.2$Linux OpenOffice.org_project/320m12$Build-9483</meta:generator>
    <meta:document-statistic meta:table-count="2" meta:image-count="0" meta:object-count="0" meta:page-count="16" meta:paragraph-count="141" meta:word-count="1725" meta:character-count="11198"/>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